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ea8f" officeooo:paragraph-rsid="001bea8f"/>
    </style:style>
    <style:style style:name="P2" style:family="paragraph" style:parent-style-name="Standard">
      <style:text-properties officeooo:rsid="001cf7bf" officeooo:paragraph-rsid="001cf7bf"/>
    </style:style>
    <style:style style:name="P3" style:family="paragraph" style:parent-style-name="Standard">
      <style:text-properties officeooo:rsid="001e2442" officeooo:paragraph-rsid="001e24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spriting, background images must have the following format:</text:p>
      <text:p text:style-name="P1">url('../img/123456789.png') Compass was not including the “..” and I need to find how to fix this. </text:p>
      <text:p text:style-name="P1"/>
      <text:p text:style-name="P1"/>
      <text:p text:style-name="P2">Idea for demonstrable prototyping:</text:p>
      <text:p text:style-name="P2">1) Use Github project page to demo website to client</text:p>
      <text:p text:style-name="P2">2) Gives them to ability to see progress on the website, in almost realtime.</text:p>
      <text:p text:style-name="P2"/>
      <text:p text:style-name="P2"/>
      <text:p text:style-name="P2"/>
      <text:p text:style-name="P3">I just read this as a hypothetical examp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10:03:03.034293898</meta:creation-date>
    <meta:generator>LibreOffice/4.4.2.2$Linux_x86 LibreOffice_project/c4c7d32d0d49397cad38d62472b0bc8acff48dd6</meta:generator>
    <dc:date>2015-06-02T22:10:25.748051245</dc:date>
    <meta:editing-duration>PT11H52M11S</meta:editing-duration>
    <meta:editing-cycles>2</meta:editing-cycles>
    <meta:document-statistic meta:table-count="0" meta:image-count="0" meta:object-count="0" meta:page-count="1" meta:paragraph-count="6" meta:word-count="61" meta:character-count="366" meta:non-whitespace-character-count="310"/>
  </office:meta>
</office:document-meta>
</file>